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2" table:style-name="ta1">
        <table:shapes>
          <draw:frame draw:z-index="0" draw:style-name="gr1" draw:text-style-name="P1" svg:width="10.8614in" svg:height="4.8839in" svg:x="4.813in" svg:y="12.4862in">
            <draw:object draw:notify-on-update-of-ranges="c2.A68:c2.A117 c2.B64:c2.B67 c2.B68:c2.B117 c2.C64:c2.C67 c2.C68:c2.C117 c2.D64:c2.D67 c2.D68:c2.D117 c2.E64:c2.E67 c2.E68:c2.E1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eduroam_00_1b_90_76_d3_f0</text:p>
          </table:table-cell>
          <table:table-cell office:value-type="string" calcext:value-type="string">
            <text:p>tudelft-dastud_00_1b_90_76_ce_14</text:p>
          </table:table-cell>
          <table:table-cell office:value-type="string" calcext:value-type="string">
            <text:p>Conferentie-TUD_00_1b_90_76_d3_f6</text:p>
          </table:table-cell>
          <table:table-cell office:value-type="string" calcext:value-type="string">
            <text:p>TUvisitor_00_1b_90_76_d3_f3</text:p>
          </table:table-cell>
          <table:table-cell/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5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5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5"/>
        </table:table-row>
        <table:table-row table:style-name="ro1">
          <table:table-cell office:value-type="float" office:value="-86" calcext:value-type="float">
            <text:p>-8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83" calcext:value-type="float">
            <text:p>-83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-78" calcext:value-type="float">
            <text:p>-7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-73" calcext:value-type="float">
            <text:p>-7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5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5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5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5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5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5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5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5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5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5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5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5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5"/>
        </table:table-row>
        <table:table-row table:style-name="ro1" table:number-rows-repeated="6">
          <table:table-cell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PMF</text:p>
          </table:table-cell>
          <table:covered-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Access Point Names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eduroam_00_1b_90_76_d3_f0</text:p>
          </table:table-cell>
          <table:table-cell office:value-type="string" calcext:value-type="string">
            <text:p>tudelft-dastud_00_1b_90_76_ce_14</text:p>
          </table:table-cell>
          <table:table-cell office:value-type="string" calcext:value-type="string">
            <text:p>Conferentie-TUD_00_1b_90_76_d3_f6</text:p>
          </table:table-cell>
          <table:table-cell office:value-type="string" calcext:value-type="string">
            <text:p>TUvisitor_00_1b_90_76_d3_f3</text:p>
          </table:table-cell>
          <table:table-cell/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5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5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5"/>
        </table:table-row>
        <table:table-row table:style-name="ro1">
          <table:table-cell office:value-type="float" office:value="-86" calcext:value-type="float">
            <text:p>-86</text:p>
          </table:table-cell>
          <table:table-cell/>
          <table:table-cell office:value-type="float" office:value="0.05839416" calcext:value-type="float">
            <text:p>0.05839416</text:p>
          </table:table-cell>
          <table:table-cell table:number-columns-repeated="3"/>
        </table:table-row>
        <table:table-row table:style-name="ro1">
          <table:table-cell office:value-type="float" office:value="-85" calcext:value-type="float">
            <text:p>-85</text:p>
          </table:table-cell>
          <table:table-cell/>
          <table:table-cell office:value-type="float" office:value="0.05839416" calcext:value-type="float">
            <text:p>0.05839416</text:p>
          </table:table-cell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0.045801528" calcext:value-type="float">
            <text:p>0.045801528</text:p>
          </table:table-cell>
          <table:table-cell office:value-type="float" office:value="0.05109489" calcext:value-type="float">
            <text:p>0.05109489</text:p>
          </table:table-cell>
          <table:table-cell table:number-columns-repeated="2" office:value-type="float" office:value="0.01438849" calcext:value-type="float">
            <text:p>0.01438849</text:p>
          </table:table-cell>
          <table:table-cell/>
        </table:table-row>
        <table:table-row table:style-name="ro1">
          <table:table-cell office:value-type="float" office:value="-83" calcext:value-type="float">
            <text:p>-83</text:p>
          </table:table-cell>
          <table:table-cell/>
          <table:table-cell office:value-type="float" office:value="0.18978103" calcext:value-type="float">
            <text:p>0.18978103</text:p>
          </table:table-cell>
          <table:table-cell/>
          <table:table-cell office:value-type="float" office:value="0.043165468" calcext:value-type="float">
            <text:p>0.043165468</text:p>
          </table:table-cell>
          <table:table-cell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.030534351" calcext:value-type="float">
            <text:p>0.030534351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0.021582734" calcext:value-type="float">
            <text:p>0.021582734</text:p>
          </table:table-cell>
          <table:table-cell office:value-type="float" office:value="0.05035971" calcext:value-type="float">
            <text:p>0.05035971</text:p>
          </table:table-cell>
          <table:table-cell/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.045801528" calcext:value-type="float">
            <text:p>0.045801528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01438849" calcext:value-type="float">
            <text:p>0.01438849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45801528" calcext:value-type="float">
            <text:p>0.045801528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02877698" calcext:value-type="float">
            <text:p>0.02877698</text:p>
          </table:table-cell>
          <table:table-cell/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0.061068702" calcext:value-type="float">
            <text:p>0.061068702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0.10071942" calcext:value-type="float">
            <text:p>0.10071942</text:p>
          </table:table-cell>
          <table:table-cell office:value-type="float" office:value="0.086330935" calcext:value-type="float">
            <text:p>0.086330935</text:p>
          </table:table-cell>
          <table:table-cell/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0.091603056" calcext:value-type="float">
            <text:p>0.091603056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0.043165468" calcext:value-type="float">
            <text:p>0.043165468</text:p>
          </table:table-cell>
          <table:table-cell office:value-type="float" office:value="0.11510792" calcext:value-type="float">
            <text:p>0.11510792</text:p>
          </table:table-cell>
          <table:table-cell/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0.10687023" calcext:value-type="float">
            <text:p>0.10687023</text:p>
          </table:table-cell>
          <table:table-cell office:value-type="float" office:value="0.02919708" calcext:value-type="float">
            <text:p>0.02919708</text:p>
          </table:table-cell>
          <table:table-cell table:number-columns-repeated="2" office:value-type="float" office:value="0.1438849" calcext:value-type="float">
            <text:p>0.1438849</text:p>
          </table:table-cell>
          <table:table-cell/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.17557251" calcext:value-type="float">
            <text:p>0.17557251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086330935" calcext:value-type="float">
            <text:p>0.086330935</text:p>
          </table:table-cell>
          <table:table-cell office:value-type="float" office:value="0.05755396" calcext:value-type="float">
            <text:p>0.05755396</text:p>
          </table:table-cell>
          <table:table-cell/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10687023" calcext:value-type="float">
            <text:p>0.10687023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86330935" calcext:value-type="float">
            <text:p>0.086330935</text:p>
          </table:table-cell>
          <table:table-cell office:value-type="float" office:value="0.10071942" calcext:value-type="float">
            <text:p>0.10071942</text:p>
          </table:table-cell>
          <table:table-cell/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0.10687023" calcext:value-type="float">
            <text:p>0.10687023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11510792" calcext:value-type="float">
            <text:p>0.11510792</text:p>
          </table:table-cell>
          <table:table-cell office:value-type="float" office:value="0.086330935" calcext:value-type="float">
            <text:p>0.086330935</text:p>
          </table:table-cell>
          <table:table-cell/>
        </table:table-row>
        <table:table-row table:style-name="ro1">
          <table:table-cell office:value-type="float" office:value="-73" calcext:value-type="float">
            <text:p>-73</text:p>
          </table:table-cell>
          <table:table-cell/>
          <table:table-cell office:value-type="float" office:value="0.04379562" calcext:value-type="float">
            <text:p>0.04379562</text:p>
          </table:table-cell>
          <table:table-cell office:value-type="float" office:value="0.07194245" calcext:value-type="float">
            <text:p>0.07194245</text:p>
          </table:table-cell>
          <table:table-cell office:value-type="float" office:value="0.05755396" calcext:value-type="float">
            <text:p>0.05755396</text:p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.045801528" calcext:value-type="float">
            <text:p>0.045801528</text:p>
          </table:table-cell>
          <table:table-cell office:value-type="float" office:value="0.01459854" calcext:value-type="float">
            <text:p>0.01459854</text:p>
          </table:table-cell>
          <table:table-cell table:number-columns-repeated="2" office:value-type="float" office:value="0.01438849" calcext:value-type="float">
            <text:p>0.01438849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0.07633588" calcext:value-type="float">
            <text:p>0.07633588</text:p>
          </table:table-cell>
          <table:table-cell/>
          <table:table-cell table:number-columns-repeated="2" office:value-type="float" office:value="0.07194245" calcext:value-type="float">
            <text:p>0.07194245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15267176" calcext:value-type="float">
            <text:p>0.015267176</text:p>
          </table:table-cell>
          <table:table-cell/>
          <table:table-cell office:value-type="float" office:value="0.043165468" calcext:value-type="float">
            <text:p>0.043165468</text:p>
          </table:table-cell>
          <table:table-cell office:value-type="float" office:value="0.02877698" calcext:value-type="float">
            <text:p>0.02877698</text:p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0.030534351" calcext:value-type="float">
            <text:p>0.030534351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05755396" calcext:value-type="float">
            <text:p>0.05755396</text:p>
          </table:table-cell>
          <table:table-cell/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.015267176" calcext:value-type="float">
            <text:p>0.015267176</text:p>
          </table:table-cell>
          <table:table-cell/>
          <table:table-cell office:value-type="float" office:value="0.043165468" calcext:value-type="float">
            <text:p>0.043165468</text:p>
          </table:table-cell>
          <table:table-cell office:value-type="float" office:value="0.01438849" calcext:value-type="float">
            <text:p>0.01438849</text:p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number-columns-repeated="5"/>
        </table:table-row>
        <table:table-row table:style-name="ro1">
          <table:table-cell office:value-type="float" office:value="-66" calcext:value-type="float">
            <text:p>-66</text:p>
          </table:table-cell>
          <table:table-cell table:number-columns-repeated="2"/>
          <table:table-cell table:number-columns-repeated="2" office:value-type="float" office:value="0.01438849" calcext:value-type="float">
            <text:p>0.01438849</text:p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5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5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5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5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5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5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5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5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5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5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5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5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5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5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5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5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5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5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5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5"/>
        </table:table-row>
      </table:table>
      <table:table table:name="c3" table:style-name="ta1">
        <table:shapes>
          <draw:frame draw:z-index="0" draw:style-name="gr1" draw:text-style-name="P1" svg:width="11.328in" svg:height="4.3189in" svg:x="4.4878in" svg:y="1.9972in">
            <draw:object draw:notify-on-update-of-ranges="c3.A3:c3.A8 c3.A9:c3.A56 c3.B3:c3.B8 c3.B9:c3.B56 c3.C3:c3.C8 c3.C9:c3.C56 c3.D3:c3.D8 c3.D9:c3.D56 c3.E3:c3.E8 c3.E9:c3.E5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eduroam_00_1b_90_76_d3_f0</text:p>
          </table:table-cell>
          <table:table-cell office:value-type="string" calcext:value-type="string">
            <text:p>tudelft-dastud_00_1b_90_76_ce_14</text:p>
          </table:table-cell>
          <table:table-cell office:value-type="string" calcext:value-type="string">
            <text:p>Conferentie-TUD_00_1b_90_76_d3_f6</text:p>
          </table:table-cell>
          <table:table-cell office:value-type="string" calcext:value-type="string">
            <text:p>TUvisitor_00_1b_90_76_d3_f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4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7" calcext:value-type="float">
            <text:p>27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32" calcext:value-type="float">
            <text:p>32</text:p>
          </table:table-cell>
          <table:table-cell/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4"/>
        </table:table-row>
        <table:table-row table:style-name="ro1" table:number-rows-repeated="8">
          <table:table-cell table:number-columns-repeated="5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eduroam_00_1b_90_76_d3_f0</text:p>
          </table:table-cell>
          <table:table-cell office:value-type="string" calcext:value-type="string">
            <text:p>tudelft-dastud_00_1b_90_76_ce_14</text:p>
          </table:table-cell>
          <table:table-cell office:value-type="string" calcext:value-type="string">
            <text:p>Conferentie-TUD_00_1b_90_76_d3_f6</text:p>
          </table:table-cell>
          <table:table-cell office:value-type="string" calcext:value-type="string">
            <text:p>TUvisitor_00_1b_90_76_d3_f3</text:p>
          </table:table-cell>
        </table:table-row>
        <table:table-row table:style-name="ro1">
          <table:table-cell office:value-type="float" office:value="-89" calcext:value-type="float">
            <text:p>-89</text:p>
          </table:table-cell>
          <table:table-cell table:number-columns-repeated="4"/>
        </table:table-row>
        <table:table-row table:style-name="ro1">
          <table:table-cell office:value-type="float" office:value="-88" calcext:value-type="float">
            <text:p>-88</text:p>
          </table:table-cell>
          <table:table-cell table:number-columns-repeated="4"/>
        </table:table-row>
        <table:table-row table:style-name="ro1">
          <table:table-cell office:value-type="float" office:value="-87" calcext:value-type="float">
            <text:p>-87</text:p>
          </table:table-cell>
          <table:table-cell table:number-columns-repeated="4"/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 table:number-columns-repeated="2"/>
          <table:table-cell table:number-columns-repeated="2"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022346368" calcext:value-type="float">
            <text:p>0.022346368</text:p>
          </table:table-cell>
          <table:table-cell table:number-columns-repeated="2"/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044692736" calcext:value-type="float">
            <text:p>0.044692736</text:p>
          </table:table-cell>
          <table:table-cell office:value-type="float" office:value="0.029739777" calcext:value-type="float">
            <text:p>0.029739777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.038314175" calcext:value-type="float">
            <text:p>0.038314175</text:p>
          </table:table-cell>
          <table:table-cell office:value-type="float" office:value="0.022346368" calcext:value-type="float">
            <text:p>0.022346368</text:p>
          </table:table-cell>
          <table:table-cell office:value-type="float" office:value="0.014869888" calcext:value-type="float">
            <text:p>0.014869888</text:p>
          </table:table-cell>
          <table:table-cell/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38314175" calcext:value-type="float">
            <text:p>0.038314175</text:p>
          </table:table-cell>
          <table:table-cell office:value-type="float" office:value="0.03538175" calcext:value-type="float">
            <text:p>0.03538175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14897579" calcext:value-type="float">
            <text:p>0.14897579</text:p>
          </table:table-cell>
          <table:table-cell office:value-type="float" office:value="0.022304833" calcext:value-type="float">
            <text:p>0.022304833</text:p>
          </table:table-cell>
          <table:table-cell office:value-type="float" office:value="0.044609666" calcext:value-type="float">
            <text:p>0.044609666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0.01532567" calcext:value-type="float">
            <text:p>0.01532567</text:p>
          </table:table-cell>
          <table:table-cell office:value-type="float" office:value="0.11545624" calcext:value-type="float">
            <text:p>0.11545624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44609666" calcext:value-type="float">
            <text:p>0.04460966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12476723" calcext:value-type="float">
            <text:p>0.12476723</text:p>
          </table:table-cell>
          <table:table-cell office:value-type="float" office:value="0.029739777" calcext:value-type="float">
            <text:p>0.029739777</text:p>
          </table:table-cell>
          <table:table-cell office:value-type="float" office:value="0.07434944" calcext:value-type="float">
            <text:p>0.07434944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.07662835" calcext:value-type="float">
            <text:p>0.07662835</text:p>
          </table:table-cell>
          <table:table-cell office:value-type="float" office:value="0.07635009" calcext:value-type="float">
            <text:p>0.07635009</text:p>
          </table:table-cell>
          <table:table-cell office:value-type="float" office:value="0.09665427" calcext:value-type="float">
            <text:p>0.09665427</text:p>
          </table:table-cell>
          <table:table-cell office:value-type="float" office:value="0.0669145" calcext:value-type="float">
            <text:p>0.066914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4597701" calcext:value-type="float">
            <text:p>0.04597701</text:p>
          </table:table-cell>
          <table:table-cell office:value-type="float" office:value="0.10428306" calcext:value-type="float">
            <text:p>0.10428306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3717472" calcext:value-type="float">
            <text:p>0.0371747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0.11111111" calcext:value-type="float">
            <text:p>0.11111111</text:p>
          </table:table-cell>
          <table:table-cell office:value-type="float" office:value="0.11173184" calcext:value-type="float">
            <text:p>0.11173184</text:p>
          </table:table-cell>
          <table:table-cell office:value-type="float" office:value="0.048327137" calcext:value-type="float">
            <text:p>0.048327137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037243947" calcext:value-type="float">
            <text:p>0.037243947</text:p>
          </table:table-cell>
          <table:table-cell office:value-type="float" office:value="0.08921933" calcext:value-type="float">
            <text:p>0.08921933</text:p>
          </table:table-cell>
          <table:table-cell office:value-type="float" office:value="0.07063197" calcext:value-type="float">
            <text:p>0.07063197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.06896552" calcext:value-type="float">
            <text:p>0.06896552</text:p>
          </table:table-cell>
          <table:table-cell office:value-type="float" office:value="0.096834265" calcext:value-type="float">
            <text:p>0.096834265</text:p>
          </table:table-cell>
          <table:table-cell office:value-type="float" office:value="0.05762082" calcext:value-type="float">
            <text:p>0.05762082</text:p>
          </table:table-cell>
          <table:table-cell office:value-type="float" office:value="0.12639405" calcext:value-type="float">
            <text:p>0.1263940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0.029795159" calcext:value-type="float">
            <text:p>0.029795159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3065134" calcext:value-type="float">
            <text:p>0.03065134</text:p>
          </table:table-cell>
          <table:table-cell/>
          <table:table-cell office:value-type="float" office:value="0.05204461" calcext:value-type="float">
            <text:p>0.05204461</text:p>
          </table:table-cell>
          <table:table-cell office:value-type="float" office:value="0.07434944" calcext:value-type="float">
            <text:p>0.0743494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0.08429119" calcext:value-type="float">
            <text:p>0.08429119</text:p>
          </table:table-cell>
          <table:table-cell/>
          <table:table-cell office:value-type="float" office:value="0.09665427" calcext:value-type="float">
            <text:p>0.09665427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0.099616855" calcext:value-type="float">
            <text:p>0.099616855</text:p>
          </table:table-cell>
          <table:table-cell/>
          <table:table-cell office:value-type="float" office:value="0.111524165" calcext:value-type="float">
            <text:p>0.111524165</text:p>
          </table:table-cell>
          <table:table-cell office:value-type="float" office:value="0.08178439" calcext:value-type="float">
            <text:p>0.08178439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0.04789272" calcext:value-type="float">
            <text:p>0.04789272</text:p>
          </table:table-cell>
          <table:table-cell office:value-type="float" office:value="0.029795159" calcext:value-type="float">
            <text:p>0.029795159</text:p>
          </table:table-cell>
          <table:table-cell office:value-type="float" office:value="0.022304833" calcext:value-type="float">
            <text:p>0.022304833</text:p>
          </table:table-cell>
          <table:table-cell office:value-type="float" office:value="0.03717472" calcext:value-type="float">
            <text:p>0.03717472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0.007662835" calcext:value-type="float">
            <text:p>0.007662835</text:p>
          </table:table-cell>
          <table:table-cell/>
          <table:table-cell office:value-type="float" office:value="0.039033458" calcext:value-type="float">
            <text:p>0.039033458</text:p>
          </table:table-cell>
          <table:table-cell office:value-type="float" office:value="0.024163568" calcext:value-type="float">
            <text:p>0.02416356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0.05172414" calcext:value-type="float">
            <text:p>0.05172414</text:p>
          </table:table-cell>
          <table:table-cell/>
          <table:table-cell table:number-columns-repeated="2"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0.01532567" calcext:value-type="float">
            <text:p>0.01532567</text:p>
          </table:table-cell>
          <table:table-cell/>
          <table:table-cell office:value-type="float" office:value="0.007434944" calcext:value-type="float">
            <text:p>0.007434944</text:p>
          </table:table-cell>
          <table:table-cell office:value-type="float" office:value="0.027881041" calcext:value-type="float">
            <text:p>0.027881041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0.007662835" calcext:value-type="float">
            <text:p>0.007662835</text:p>
          </table:table-cell>
          <table:table-cell/>
          <table:table-cell table:number-columns-repeated="2"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0.06130268" calcext:value-type="float">
            <text:p>0.06130268</text:p>
          </table:table-cell>
          <table:table-cell/>
          <table:table-cell table:number-columns-repeated="2"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0.007662835" calcext:value-type="float">
            <text:p>0.007662835</text:p>
          </table:table-cell>
          <table:table-cell/>
          <table:table-cell table:number-columns-repeated="2"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0.007662835" calcext:value-type="float">
            <text:p>0.007662835</text:p>
          </table:table-cell>
          <table:table-cell/>
          <table:table-cell table:number-columns-repeated="2"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4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4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4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 office:value-type="float" office:value="-37" calcext:value-type="float">
            <text:p>-3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 style:data-style-name="N2" text:time-value="20:16:53.2222910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00:32:47.348407370</meta:creation-date>
    <dc:date>2014-06-05T20:24:03.494732885</dc:date>
    <meta:editing-duration>PT40M3S</meta:editing-duration>
    <meta:editing-cycles>32</meta:editing-cycles>
    <meta:generator>LibreOffice/4.2.3.3$Linux_X86_64 LibreOffice_project/420m0$Build-3</meta:generator>
    <meta:document-statistic meta:table-count="2" meta:cell-count="53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589cm" svg:height="12.406cm" xlink:href=".." xlink:type="simple" chart:class="chart:line" chart:style-name="ch1">
        <chart:title svg:x="12.719cm" svg:y="0.384cm" chart:style-name="ch2">
          <text:p>RadioMap</text:p>
        </chart:title>
        <chart:subtitle svg:x="12.758cm" svg:y="1.437cm" chart:style-name="ch3">
          <text:p>Cell 2 PMF</text:p>
        </chart:subtitle>
        <chart:legend chart:legend-position="end" svg:x="20.133cm" svg:y="5.157cm" style:legend-expansion="high" chart:style-name="ch4"/>
        <chart:plot-area chart:style-name="ch5" table:cell-range-address="c2.A68:c2.E117 c2.B64:c2.E67" chart:data-source-has-labels="both" svg:x="1.562cm" svg:y="2.642cm" svg:width="17.469cm" svg:height="8.535cm">
          <chartooo:coordinate-region svg:x="2.474cm" svg:y="2.842cm" svg:width="16.317cm" svg:height="7.29cm"/>
          <chart:axis chart:dimension="x" chart:name="primary-x" chart:style-name="ch6" chartooo:axis-type="auto">
            <chartooo:date-scale/>
            <chart:title svg:x="9.948cm" svg:y="11.425cm" chart:style-name="ch7">
              <text:p>rssi </text:p>
            </chart:title>
            <chart:categories table:cell-range-address="c2.A68:c2.A117"/>
          </chart:axis>
          <chart:axis chart:dimension="y" chart:name="primary-y" chart:style-name="ch6">
            <chart:title svg:x="0.451cm" svg:y="7.681cm" chart:style-name="ch8">
              <text:p>probabilty</text:p>
            </chart:title>
            <chart:grid chart:style-name="ch9" chart:class="major"/>
          </chart:axis>
          <chart:series chart:style-name="ch10" chart:values-cell-range-address="c2.B68:c2.B117" chart:label-cell-address="c2.B64:c2.B67" chart:class="chart:line">
            <chart:data-point chart:repeated="50"/>
          </chart:series>
          <chart:series chart:style-name="ch11" chart:values-cell-range-address="c2.C68:c2.C117" chart:label-cell-address="c2.C64:c2.C67" chart:class="chart:line">
            <chart:data-point chart:repeated="50"/>
          </chart:series>
          <chart:series chart:style-name="ch12" chart:values-cell-range-address="c2.D68:c2.D117" chart:label-cell-address="c2.D64:c2.D67" chart:class="chart:line">
            <chart:data-point chart:repeated="50"/>
          </chart:series>
          <chart:series chart:style-name="ch13" chart:values-cell-range-address="c2.E68:c2.E117" chart:label-cell-address="c2.E64:c2.E67" chart:class="chart:line">
            <chart:data-point chart:repeated="5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uroam_00_1b_90_76_d3_f0</text:p>
                <text:list>
                  <text:list-item>
                    <text:p>eduroam_00_1b_90_76_d3_f0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2.B64:c2.B67</svg:desc>
                </draw:g>
              </table:table-cell>
              <table:table-cell office:value-type="string">
                <text:p>tudelft-dastud_00_1b_90_76_ce_14</text:p>
                <text:list>
                  <text:list-item>
                    <text:p>tudelft-dastud_00_1b_90_76_ce_14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2.C64:c2.C67</svg:desc>
                </draw:g>
              </table:table-cell>
              <table:table-cell office:value-type="string">
                <text:p>Conferentie-TUD_00_1b_90_76_d3_f6</text:p>
                <text:list>
                  <text:list-item>
                    <text:p>Conferentie-TUD_00_1b_90_76_d3_f6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2.D64:c2.D67</svg:desc>
                </draw:g>
              </table:table-cell>
              <table:table-cell office:value-type="string">
                <text:p>TUvisitor_00_1b_90_76_d3_f3</text:p>
                <text:list>
                  <text:list-item>
                    <text:p>TUvisitor_00_1b_90_76_d3_f3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2.E64:c2.E67</svg:desc>
                </draw:g>
              </table:table-cell>
            </table:table-row>
          </table:table-header-rows>
          <table:table-rows>
            <table:table-row>
              <table:table-cell office:value-type="float" office:value="-86">
                <text:p>-90</text:p>
                <draw:g>
                  <svg:desc>c2.A68:c2.A117</svg:desc>
                </draw:g>
              </table:table-cell>
              <table:table-cell office:value-type="float" office:value="NaN">
                <text:p>NaN</text:p>
                <draw:g>
                  <svg:desc>c2.B68:c2.B117</svg:desc>
                </draw:g>
              </table:table-cell>
              <table:table-cell office:value-type="float" office:value="0.05839416">
                <text:p>0.05839416</text:p>
                <draw:g>
                  <svg:desc>c2.C68:c2.C117</svg:desc>
                </draw:g>
              </table:table-cell>
              <table:table-cell office:value-type="float" office:value="NaN">
                <text:p>NaN</text:p>
                <draw:g>
                  <svg:desc>c2.D68:c2.D117</svg:desc>
                </draw:g>
              </table:table-cell>
              <table:table-cell office:value-type="float" office:value="NaN">
                <text:p>NaN</text:p>
                <draw:g>
                  <svg:desc>c2.E68:c2.E117</svg:desc>
                </draw:g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0.05839416">
                <text:p>0.05839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0.045801528">
                <text:p>0.045801528</text:p>
              </table:table-cell>
              <table:table-cell office:value-type="float" office:value="0.05109489">
                <text:p>0.05109489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1438849">
                <text:p>0.01438849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0.18978103">
                <text:p>0.18978103</text:p>
              </table:table-cell>
              <table:table-cell office:value-type="float" office:value="NaN">
                <text:p>NaN</text:p>
              </table:table-cell>
              <table:table-cell office:value-type="float" office:value="0.043165468">
                <text:p>0.043165468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0.030534351">
                <text:p>0.030534351</text:p>
              </table:table-cell>
              <table:table-cell office:value-type="float" office:value="0.11678832">
                <text:p>0.11678832</text:p>
              </table:table-cell>
              <table:table-cell office:value-type="float" office:value="0.021582734">
                <text:p>0.021582734</text:p>
              </table:table-cell>
              <table:table-cell office:value-type="float" office:value="0.05035971">
                <text:p>0.05035971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0.045801528">
                <text:p>0.045801528</text:p>
              </table:table-cell>
              <table:table-cell office:value-type="float" office:value="0.11678832">
                <text:p>0.11678832</text:p>
              </table:table-cell>
              <table:table-cell office:value-type="float" office:value="0.05755396">
                <text:p>0.05755396</text:p>
              </table:table-cell>
              <table:table-cell office:value-type="float" office:value="0.01438849">
                <text:p>0.01438849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.045801528">
                <text:p>0.045801528</text:p>
              </table:table-cell>
              <table:table-cell office:value-type="float" office:value="0.08759124">
                <text:p>0.08759124</text:p>
              </table:table-cell>
              <table:table-cell office:value-type="float" office:value="0.05755396">
                <text:p>0.05755396</text:p>
              </table:table-cell>
              <table:table-cell office:value-type="float" office:value="0.02877698">
                <text:p>0.02877698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0.061068702">
                <text:p>0.061068702</text:p>
              </table:table-cell>
              <table:table-cell office:value-type="float" office:value="0.0729927">
                <text:p>0.0729927</text:p>
              </table:table-cell>
              <table:table-cell office:value-type="float" office:value="0.10071942">
                <text:p>0.10071942</text:p>
              </table:table-cell>
              <table:table-cell office:value-type="float" office:value="0.086330935">
                <text:p>0.086330935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0.091603056">
                <text:p>0.091603056</text:p>
              </table:table-cell>
              <table:table-cell office:value-type="float" office:value="0.08759124">
                <text:p>0.08759124</text:p>
              </table:table-cell>
              <table:table-cell office:value-type="float" office:value="0.043165468">
                <text:p>0.043165468</text:p>
              </table:table-cell>
              <table:table-cell office:value-type="float" office:value="0.11510792">
                <text:p>0.11510792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0.10687023">
                <text:p>0.10687023</text:p>
              </table:table-cell>
              <table:table-cell office:value-type="float" office:value="0.02919708">
                <text:p>0.02919708</text:p>
              </table:table-cell>
              <table:table-cell office:value-type="float" office:value="0.1438849">
                <text:p>0.1438849</text:p>
              </table:table-cell>
              <table:table-cell office:value-type="float" office:value="0.1438849">
                <text:p>0.1438849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0.17557251">
                <text:p>0.17557251</text:p>
              </table:table-cell>
              <table:table-cell office:value-type="float" office:value="0.02919708">
                <text:p>0.02919708</text:p>
              </table:table-cell>
              <table:table-cell office:value-type="float" office:value="0.086330935">
                <text:p>0.086330935</text:p>
              </table:table-cell>
              <table:table-cell office:value-type="float" office:value="0.05755396">
                <text:p>0.05755396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0.10687023">
                <text:p>0.10687023</text:p>
              </table:table-cell>
              <table:table-cell office:value-type="float" office:value="0.01459854">
                <text:p>0.01459854</text:p>
              </table:table-cell>
              <table:table-cell office:value-type="float" office:value="0.086330935">
                <text:p>0.086330935</text:p>
              </table:table-cell>
              <table:table-cell office:value-type="float" office:value="0.10071942">
                <text:p>0.10071942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0.10687023">
                <text:p>0.10687023</text:p>
              </table:table-cell>
              <table:table-cell office:value-type="float" office:value="0.02919708">
                <text:p>0.02919708</text:p>
              </table:table-cell>
              <table:table-cell office:value-type="float" office:value="0.11510792">
                <text:p>0.11510792</text:p>
              </table:table-cell>
              <table:table-cell office:value-type="float" office:value="0.086330935">
                <text:p>0.086330935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0.04379562">
                <text:p>0.04379562</text:p>
              </table:table-cell>
              <table:table-cell office:value-type="float" office:value="0.07194245">
                <text:p>0.07194245</text:p>
              </table:table-cell>
              <table:table-cell office:value-type="float" office:value="0.05755396">
                <text:p>0.05755396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0.045801528">
                <text:p>0.045801528</text:p>
              </table:table-cell>
              <table:table-cell office:value-type="float" office:value="0.01459854">
                <text:p>0.01459854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1438849">
                <text:p>0.01438849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0.07633588">
                <text:p>0.07633588</text:p>
              </table:table-cell>
              <table:table-cell office:value-type="float" office:value="NaN">
                <text:p>NaN</text:p>
              </table:table-cell>
              <table:table-cell office:value-type="float" office:value="0.07194245">
                <text:p>0.07194245</text:p>
              </table:table-cell>
              <table:table-cell office:value-type="float" office:value="0.07194245">
                <text:p>0.07194245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.015267176">
                <text:p>0.015267176</text:p>
              </table:table-cell>
              <table:table-cell office:value-type="float" office:value="NaN">
                <text:p>NaN</text:p>
              </table:table-cell>
              <table:table-cell office:value-type="float" office:value="0.043165468">
                <text:p>0.043165468</text:p>
              </table:table-cell>
              <table:table-cell office:value-type="float" office:value="0.02877698">
                <text:p>0.02877698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0.030534351">
                <text:p>0.030534351</text:p>
              </table:table-cell>
              <table:table-cell office:value-type="float" office:value="NaN">
                <text:p>NaN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5755396">
                <text:p>0.05755396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0.015267176">
                <text:p>0.015267176</text:p>
              </table:table-cell>
              <table:table-cell office:value-type="float" office:value="NaN">
                <text:p>NaN</text:p>
              </table:table-cell>
              <table:table-cell office:value-type="float" office:value="0.043165468">
                <text:p>0.043165468</text:p>
              </table:table-cell>
              <table:table-cell office:value-type="float" office:value="0.01438849">
                <text:p>0.01438849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1438849">
                <text:p>0.01438849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8.774cm" svg:height="10.971cm" xlink:href=".." xlink:type="simple" chart:class="chart:scatter" chart:style-name="ch1">
        <chart:title svg:x="13.312cm" svg:y="0.355cm" chart:style-name="ch2">
          <text:p>RadioMap</text:p>
        </chart:title>
        <chart:subtitle svg:x="13.351cm" svg:y="1.379cm" chart:style-name="ch3">
          <text:p>Cell 2 PMF</text:p>
        </chart:subtitle>
        <chart:legend chart:legend-position="end" svg:x="21.106cm" svg:y="4.439cm" style:legend-expansion="high" chart:style-name="ch4"/>
        <chart:plot-area chart:style-name="ch5" table:cell-range-address="c3.A3:c3.E56" chart:data-source-has-labels="both" svg:x="1.586cm" svg:y="2.526cm" svg:width="18.37cm" svg:height="7.245cm">
          <chartooo:coordinate-region svg:x="1.824cm" svg:y="2.725cm" svg:width="17.892cm" svg:height="6.399cm"/>
          <chart:axis chart:dimension="x" chart:name="primary-x" chart:style-name="ch6" chartooo:axis-type="auto">
            <chart:title svg:x="10.462cm" svg:y="9.99cm" chart:style-name="ch7">
              <text:p>rssi</text:p>
            </chart:title>
            <chart:categories table:cell-range-address="c3.A9:c3.A56"/>
          </chart:axis>
          <chart:axis chart:dimension="y" chart:name="primary-y" chart:style-name="ch6">
            <chart:title svg:x="0.451cm" svg:y="6.92cm" chart:style-name="ch8">
              <text:p>probabilty</text:p>
            </chart:title>
            <chart:grid chart:style-name="ch9" chart:class="major"/>
          </chart:axis>
          <chart:series chart:style-name="ch10" chart:values-cell-range-address="c3.B9:c3.B56" chart:label-cell-address="c3.B3:c3.B8" chart:class="chart:scatter">
            <chart:domain table:cell-range-address="c3.A9:c3.A56"/>
            <chart:data-point chart:repeated="48"/>
          </chart:series>
          <chart:series chart:style-name="ch11" chart:values-cell-range-address="c3.C9:c3.C56" chart:label-cell-address="c3.C3:c3.C8" chart:class="chart:scatter">
            <chart:data-point chart:repeated="48"/>
          </chart:series>
          <chart:series chart:style-name="ch12" chart:values-cell-range-address="c3.D9:c3.D56" chart:label-cell-address="c3.D3:c3.D8" chart:class="chart:scatter">
            <chart:data-point chart:repeated="48"/>
          </chart:series>
          <chart:series chart:style-name="ch13" chart:values-cell-range-address="c3.E9:c3.E56" chart:label-cell-address="c3.E3:c3.E8" chart:class="chart:scatter">
            <chart:data-point chart:repeated="4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uroam_00_1b_90_76_d3_f0</text:p>
                <text:list>
                  <text:list-item>
                    <text:p>eduroam_00_1b_90_76_d3_f0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3.B3:c3.B8</svg:desc>
                </draw:g>
              </table:table-cell>
              <table:table-cell office:value-type="string">
                <text:p>tudelft-dastud_00_1b_90_76_ce_14</text:p>
                <text:list>
                  <text:list-item>
                    <text:p>tudelft-dastud_00_1b_90_76_ce_14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3.C3:c3.C8</svg:desc>
                </draw:g>
              </table:table-cell>
              <table:table-cell office:value-type="string">
                <text:p>Conferentie-TUD_00_1b_90_76_d3_f6</text:p>
                <text:list>
                  <text:list-item>
                    <text:p>Conferentie-TUD_00_1b_90_76_d3_f6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3.D3:c3.D8</svg:desc>
                </draw:g>
              </table:table-cell>
              <table:table-cell office:value-type="string">
                <text:p>TUvisitor_00_1b_90_76_d3_f3</text:p>
                <text:list>
                  <text:list-item>
                    <text:p>TUvisitor_00_1b_90_76_d3_f3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c3.E3:c3.E8</svg:desc>
                </draw:g>
              </table:table-cell>
            </table:table-row>
          </table:table-header-rows>
          <table:table-rows>
            <table:table-row>
              <table:table-cell office:value-type="float" office:value="-84">
                <text:p>-80</text:p>
                <draw:g>
                  <svg:desc>c3.A9:c3.A56</svg:desc>
                </draw:g>
              </table:table-cell>
              <table:table-cell office:value-type="float" office:value="NaN">
                <text:p>NaN</text:p>
                <draw:g>
                  <svg:desc>c3.B9:c3.B56</svg:desc>
                </draw:g>
              </table:table-cell>
              <table:table-cell office:value-type="float" office:value="NaN">
                <text:p>NaN</text:p>
                <draw:g>
                  <svg:desc>c3.C9:c3.C56</svg:desc>
                </draw:g>
              </table:table-cell>
              <table:table-cell office:value-type="float" office:value="4">
                <text:p>4</text:p>
                <draw:g>
                  <svg:desc>c3.D9:c3.D56</svg:desc>
                </draw:g>
              </table:table-cell>
              <table:table-cell office:value-type="float" office:value="4">
                <text:p>4</text:p>
                <draw:g>
                  <svg:desc>c3.E9:c3.E56</svg:desc>
                </draw:g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8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36">
                <text:p>36</text:p>
              </table:table-cell>
              <table:table-cell office:value-type="float" office:value="67">
                <text:p>67</text:p>
              </table:table-cell>
              <table:table-cell office:value-type="float" office:value="16">
                <text:p>1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58">
                <text:p>58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36">
                <text:p>3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36">
                <text:p>36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25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7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